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ru" fo:country="RU"/>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5%"/>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5%"/>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P470" style:parent-style-name="Paragraph" style:family="paragraph">
      <style:paragraph-properties fo:margin-left="0.5625in">
        <style:tab-stops/>
      </style:paragraph-propertie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P476" style:parent-style-name="Paragraph" style:family="paragraph">
      <style:paragraph-properties fo:margin-left="0.5625in">
        <style:tab-stops/>
      </style:paragraph-propertie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5625in">
        <style:tab-stops/>
      </style:paragraph-propertie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5625in">
        <style:tab-stops/>
      </style:paragraph-propertie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Paragraph" style:family="paragraph">
      <style:paragraph-properties fo:text-indent="0.3125in"/>
    </style:style>
    <style:style style:name="T488" style:parent-style-name="DefaultParagraphFont" style:family="text">
      <style:text-properties fo:font-weight="bold" style:font-weight-asian="bold"/>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 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text:s/>\x12\x34\x56\x78\x9a\xbc\xde\xf1\x23\x45\x67\x89\xab\xcd\xef\x12\x34\x56\x78\x9a<text:span text:style-name="T429">, правилно форматира</text:span>ната форма е:<text:s/>%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 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stopped.</text:span></text:p>
      <text:p text:style-name="P468">Ако клиента завърши изтеглянето, трябва да изпрати заявка с<text:s/><text:span text:style-name="T469">event=completed,<text:s/></text:span>но не и ако трансфера е бил завършил преди стартирането на клиента.</text:p>
      <text:list text:style-name="LFO5" text:continue-numbering="true">
        <text:list-item>
          <text:p text:style-name="P470"><text:span text:style-name="T471">ip: (</text:span>опционално<text:span text:style-name="T472">)<text:s/></text:span>Истинския<text:s/><text:span text:style-name="T473">IP<text:s/></text:span>адрес на<text:s/>клиентската машина, в формат<text:s/><text:span text:style-name="T474">xxx.xxx.xxx.xxx</text:span>, или дефиниран по<text:s/><text:span text:style-name="T475">RFC3513 Ipv6<text:s/></text:span>адрес.</text:p>
        </text:list-item>
        <text:list-item>
          <text:p text:style-name="P476"><text:span text:style-name="T477">numwant: (</text:span>опционално<text:span text:style-name="T478">)<text:s/></text:span>Броят на пиърите, които клиентът би желал да получи от тракера.</text:p>
        </text:list-item>
        <text:list-item>
          <text:p text:style-name="P479"><text:span text:style-name="T480">key: (</text:span>опционално<text:span text:style-name="T481">)<text:s/></text:span>Допълнителен механизъм за идентификация на клиента. Идеята е да се позволи на клиента да удостовери самоличността си, ако<text:s/><text:span text:style-name="T482">IP<text:s/></text:span>адреса му се промени.</text:p>
        </text:list-item>
        <text:list-item>
          <text:p text:style-name="P483"><text:span text:style-name="T484">trackerid: (</text:span>опционално<text:span text:style-name="T485">)<text:s/></text:span>Ако предишен отговор на тракера е включвал<text:s/><text:span text:style-name="T486">tracker id,<text:s/></text:span>той трябва да бъде зададен тук.</text:p>
        </text:list-item>
      </text:list>
      <text:p text:style-name="P487"><text:span text:style-name="T488">Отговорът на тракера</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2-16T15:25:00Z</dc:date>
    <meta:template xlink:href="Normal.dotm" xlink:type="simple"/>
    <meta:editing-cycles>9</meta:editing-cycles>
    <meta:editing-duration>PT5220S</meta:editing-duration>
    <meta:document-statistic meta:page-count="11" meta:paragraph-count="27" meta:word-count="2060" meta:character-count="13775" meta:row-count="97" meta:non-whitespace-character-count="11742"/>
  </office:meta>
</office:document-meta>
</file>